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cm" svg:height="1.4cm" svg:x="9.4cm" svg:y="1.4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8.6cm" svg:height="3.4cm" svg:x="3cm" svg:y="7.1cm">
          <text:p text:style-name="P2"><text:span text:style-name="T2">parse_arguments</text:span></text:p>
          <text:p text:style-name="P3">-Purpose is to generate </text:p>
          <text:p text:style-name="P3">a command from </text:p>
          <text:p text:style-name="P3">a given input stri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2cm" svg:height="2.7cm" svg:x="3.6cm" svg:y="3.6cm">
          <text:p text:style-name="P2">User Inputs</text:p>
          <text:p text:style-name="P2">Command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9.9cm" svg:height="4cm" svg:x="1.7cm" svg:y="21cm">
          <text:p text:style-name="P2">Name of Command = c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9.9cm" svg:height="4cm" svg:x="1.8cm" svg:y="16.1cm">
          <text:p text:style-name="P2">Name of Command = </text:p>
          <text:p text:style-name="P2">Set/unset/ge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9.9cm" svg:height="4cm" svg:x="1.8cm" svg:y="11.3cm">
          <text:p text:style-name="P2">Name of Command = </text:p>
          <text:p text:style-name="P2">quit/q/exi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layer="layout" svg:width="4.6cm" svg:height="4.7cm" svg:x="13.3cm" svg:y="10.8cm">
          <text:p text:style-name="P4"><text:span text:style-name="T2">Free memory</text:span></text:p>
          <text:p text:style-name="P4"><text:span text:style-name="T2">And exit</text:span></text:p>
          <text:p text:style-name="P4"><text:span text:style-name="T2">Progra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1.7cm" svg:y1="13.3cm" svg:x2="13.3cm" svg:y2="13.3cm">
          <text:p/>
        </draw:line>
        <draw:frame draw:style-name="gr3" draw:layer="layout" svg:width="1.535cm" svg:height="0.962cm" svg:x="11.565cm" svg:y="12.2cm">
          <draw:text-box>
            <text:p>Yes</text:p>
          </draw:text-box>
        </draw:frame>
        <draw:custom-shape draw:style-name="gr1" draw:text-style-name="P2" draw:layer="layout" svg:width="6.4cm" svg:height="2.5cm" svg:x="12.7cm" svg:y="21.7cm">
          <text:p text:style-name="P2">Run according </text:p>
          <text:p text:style-name="P2">Cd metho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cm" svg:height="2.3cm" svg:x="1.7cm" svg:y="25.7cm">
          <text:p text:style-name="P2">Call runCommand</text:p>
          <text:p text:style-name="P2">With the next Comman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4cm" svg:height="2.5cm" svg:x="12.6cm" svg:y="17cm">
          <text:p text:style-name="P2">Run according </text:p>
          <text:p text:style-name="P2">Set/unset/get metho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7cm" svg:y1="18.1cm" svg:x2="12.6cm" svg:y2="18.1cm">
          <text:p/>
        </draw:line>
        <draw:line draw:style-name="gr2" draw:text-style-name="P2" draw:layer="layout" svg:x1="11.6cm" svg:y1="23cm" svg:x2="12.6cm" svg:y2="23cm">
          <text:p/>
        </draw:line>
        <draw:line draw:style-name="gr2" draw:text-style-name="P2" draw:layer="layout" svg:x1="6.6cm" svg:y1="24.9cm" svg:x2="6.6cm" svg:y2="25.7cm">
          <text:p/>
        </draw:line>
        <draw:line draw:style-name="gr2" draw:text-style-name="P2" draw:layer="layout" svg:x1="6.8cm" svg:y1="10.4cm" svg:x2="6.7cm" svg:y2="11.3cm">
          <text:p/>
        </draw:line>
        <draw:line draw:style-name="gr2" draw:text-style-name="P2" draw:layer="layout" svg:x1="7.3cm" svg:y1="6.2cm" svg:x2="7.3cm" svg:y2="7.1cm">
          <text:p/>
        </draw:line>
        <draw:line draw:style-name="gr2" draw:text-style-name="P2" draw:layer="layout" svg:x1="6.8cm" svg:y1="15.2cm" svg:x2="6.8cm" svg:y2="16.1cm">
          <text:p/>
        </draw:line>
        <draw:line draw:style-name="gr2" draw:text-style-name="P2" draw:layer="layout" svg:x1="6.7cm" svg:y1="20.1cm" svg:x2="6.7cm" svg:y2="21.1cm">
          <text:p/>
        </draw:line>
        <draw:frame draw:style-name="gr3" draw:layer="layout" svg:width="1.535cm" svg:height="0.962cm" svg:x="10.865cm" svg:y="16.7cm">
          <draw:text-box>
            <text:p>Yes</text:p>
          </draw:text-box>
        </draw:frame>
        <draw:frame draw:style-name="gr3" draw:layer="layout" svg:width="1.535cm" svg:height="0.962cm" svg:x="10.9cm" svg:y="21.6cm">
          <draw:text-box>
            <text:p>Yes</text:p>
          </draw:text-box>
        </draw:frame>
        <draw:frame draw:style-name="gr3" draw:layer="layout" svg:width="1.311cm" svg:height="0.962cm" svg:x="4.5cm" svg:y="15.5cm">
          <draw:text-box>
            <text:p>No</text:p>
          </draw:text-box>
        </draw:frame>
        <draw:frame draw:style-name="gr3" draw:layer="layout" svg:width="1.311cm" svg:height="0.962cm" svg:x="4.9cm" svg:y="20cm">
          <draw:text-box>
            <text:p>No</text:p>
          </draw:text-box>
        </draw:frame>
        <draw:frame draw:style-name="gr3" draw:layer="layout" svg:width="1.311cm" svg:height="0.962cm" svg:x="4.3cm" svg:y="24.538cm">
          <draw:text-box>
            <text:p>No</text:p>
          </draw:text-box>
        </draw:frame>
        <draw:line draw:style-name="gr2" draw:text-style-name="P2" draw:layer="layout" svg:x1="19.6cm" svg:y1="5cm" svg:x2="10.9cm" svg:y2="5cm">
          <text:p/>
        </draw:line>
        <draw:line draw:style-name="gr4" draw:text-style-name="P2" draw:layer="layout" svg:x1="19.6cm" svg:y1="5cm" svg:x2="19.7cm" svg:y2="26.6cm">
          <text:p/>
        </draw:line>
        <draw:line draw:style-name="gr2" draw:text-style-name="P2" draw:layer="layout" svg:x1="9.7cm" svg:y1="26.6cm" svg:x2="19.7cm" svg:y2="26.5cm">
          <text:p/>
        </draw:line>
        <draw:line draw:style-name="gr2" draw:text-style-name="P2" draw:layer="layout" svg:x1="19cm" svg:y1="18.3cm" svg:x2="19.6cm" svg:y2="18.3cm">
          <text:p/>
        </draw:line>
        <draw:line draw:style-name="gr2" draw:text-style-name="P2" draw:layer="layout" svg:x1="19.1cm" svg:y1="23.1cm" svg:x2="19.7cm" svg:y2="2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rden Hetherington</meta:initial-creator>
    <meta:creation-date>2013-02-24T13:40:13</meta:creation-date>
    <dc:date>2013-02-24T14:41:18</dc:date>
    <dc:creator>Jorden Hetherington</dc:creator>
    <meta:editing-duration>PT45M53S</meta:editing-duration>
    <meta:editing-cycles>2</meta:editing-cycles>
    <meta:generator>LibreOffice/3.6$Linux_X86_64 LibreOffice_project/360m1$Build-2</meta:generator>
    <meta:document-statistic meta:object-count="29"/>
  </office:meta>
</office:document-meta>
</file>